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officeooo:paragraph-rsid="001c0acb"/>
    </style:style>
    <style:style style:name="P5" style:family="paragraph" style:parent-style-name="Text_20_body">
      <style:paragraph-properties fo:margin-left="0cm" fo:margin-right="0cm" fo:margin-top="0cm" fo:margin-bottom="0cm" style:contextual-spacing="false" fo:text-indent="0cm" style:auto-text-indent="false" fo:padding-left="0.353cm" fo:padding-right="0.353cm" fo:padding-top="0.353cm" fo:padding-bottom="0cm" fo:border-left="2.49pt solid #9bbb59" fo:border-right="2.49pt solid #9bbb59" fo:border-top="2.49pt solid #9bbb59" fo:border-bottom="none"/>
      <style:text-properties fo:color="#000000" loext:opacity="100%" style:font-name="Calibri1" fo:font-size="11pt" fo:font-weight="bold"/>
    </style:style>
    <style:style style:name="P6"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cm" fo:border-left="2.49pt solid #9bbb59" fo:border-right="2.49pt solid #9bbb59" fo:border-top="none" fo:border-bottom="none"/>
    </style:style>
    <style:style style:name="P7"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353cm" fo:border-left="2.49pt solid #9bbb59" fo:border-right="2.49pt solid #9bbb59" fo:border-top="none" fo:border-bottom="2.49pt solid #9bbb59"/>
    </style:style>
    <style:style style:name="P8" style:family="paragraph" style:parent-style-name="Standard">
      <style:paragraph-properties fo:break-before="page"/>
    </style:style>
    <style:style style:name="P9" style:family="paragraph" style:parent-style-name="Name" style:master-page-name="Standard">
      <style:paragraph-properties style:page-number="auto"/>
    </style:style>
    <style:style style:name="P10" style:family="paragraph" style:parent-style-name="Header" style:master-page-name="Standard">
      <style:paragraph-properties style:page-number="auto"/>
    </style:style>
    <style:style style:name="P11" style:family="paragraph" style:parent-style-name="Heading_20_1">
      <style:text-properties fo:color="#000000" loext:opacity="100%" fo:language="en" fo:country="US"/>
    </style:style>
    <style:style style:name="P12" style:family="paragraph" style:parent-style-name="Heading_20_1">
      <style:text-properties fo:color="#000000" loext:opacity="100%" fo:language="en" fo:country="US" officeooo:rsid="001b4e40"/>
    </style:style>
    <style:style style:name="P13" style:family="paragraph" style:parent-style-name="Heading_20_1">
      <style:text-properties officeooo:rsid="001b4e40"/>
    </style:style>
    <style:style style:name="P14" style:family="paragraph" style:parent-style-name="List_20_Paragraph" style:list-style-name="LS4">
      <style:text-properties fo:language="en" fo:country="US"/>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ormal">
      <style:text-properties fo:language="en" fo:country="US"/>
    </style:style>
    <style:style style:name="P18" style:family="paragraph" style:parent-style-name="Normal">
      <style:text-properties fo:language="en" fo:country="US" officeooo:paragraph-rsid="001c0acb"/>
    </style:style>
    <style:style style:name="P19" style:family="paragraph" style:parent-style-name="Normal">
      <style:text-properties fo:language="en" fo:country="US" officeooo:paragraph-rsid="001fec07"/>
    </style:style>
    <style:style style:name="P20" style:family="paragraph" style:parent-style-name="Normal">
      <style:text-properties officeooo:paragraph-rsid="001fec07"/>
    </style:style>
    <style:style style:name="T1" style:family="text">
      <style:text-properties fo:color="#c00000" loext:opacity="100%"/>
    </style:style>
    <style:style style:name="T2" style:family="text">
      <style:text-properties fo:color="#000000" loext:opacity="100%"/>
    </style:style>
    <style:style style:name="T3" style:family="text">
      <style:text-properties fo:color="#000000" loext:opacity="100%" fo:language="en" fo:country="US"/>
    </style:style>
    <style:style style:name="T4" style:family="text">
      <style:text-properties fo:color="#000000" loext:opacity="100%" style:font-name="Calibri1" fo:font-size="11p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style:font-name="Calibri1" fo:font-size="11pt"/>
    </style:style>
    <style:style style:name="T8" style:family="text">
      <style:text-properties style:font-name="Calibri1" fo:font-size="11pt" fo:font-weight="bold"/>
    </style:style>
    <style:style style:name="T9" style:family="text">
      <style:text-properties fo:color="#1155cc" loext:opacity="100%" style:font-name="Calibri1" fo:font-size="11pt"/>
    </style:style>
    <style:style style:name="T10" style:family="text">
      <style:text-properties officeooo:rsid="001ae621"/>
    </style:style>
    <style:style style:name="T11" style:family="text">
      <style:text-properties officeooo:rsid="001b4e40"/>
    </style:style>
    <style:style style:name="T12" style:family="text">
      <style:text-properties officeooo:rsid="001c0acb"/>
    </style:style>
    <style:style style:name="T13" style:family="text">
      <style:text-properties officeooo:rsid="001dc72d"/>
    </style:style>
    <style:style style:name="T14" style:family="text">
      <style:text-properties officeooo:rsid="001ea6a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tab/></text:span><text:span text:style-name="T10">[NAME]</text:span></text:p>
      <text:p text:style-name="P3"><text:tab/><text:tab/></text:p>
      <text:p text:style-name="P2"><text:span text:style-name="Highlighted_20_with_20_gray_20_Char"><text:span text:style-name="T5">[SHORT_DESCRIPTION]</text:span></text:span></text:p>
      <text:p text:style-name="Normal"/>
      <text:h text:style-name="P11" text:outline-level="1">E<text:span text:style-name="T11">rfahrung</text:span></text:h>
      <text:p text:style-name="P3"/>
      <text:section text:style-name="Sect1" text:name="experience-section">
        <text:p text:style-name="P4"><text:span text:style-name="T5"><text:tab/></text:span><text:span text:style-name="White_20_Font"><text:span text:style-name="T2">[CV_UNIT_START_DATE_MONTH_YEAR] - [CV_UNIT_END_DATE_MONTH_YEAR] </text:span></text:span><text:span text:style-name="T5"><text:tab/></text:span><text:span text:style-name="Color_20_Caps_20_Expanded"><text:span text:style-name="T13">[CV_UNIT_NAME]</text:span></text:span></text:p>
        <text:list xml:id="list330838734" text:style-name="LS4">
          <text:list-header>
            <text:p text:style-name="P15">[CV_UNIT_CONTENT]</text:p>
          </text:list-header>
        </text:list>
      </text:section>
      <text:p text:style-name="P18"><text:span text:style-name="T2"><text:tab/></text:span></text:p>
      <text:p text:style-name="P3"/>
      <text:h text:style-name="P13" text:outline-level="1">Ausbildung</text:h>
      <text:p text:style-name="P3"/>
      <text:p text:style-name="P19"/>
      <text:section text:style-name="Sect1" text:name="education-section">
        <text:p text:style-name="P20"><text:span text:style-name="T5"><text:tab/></text:span><text:span text:style-name="White_20_Font"><text:span text:style-name="T2">[CV_UNIT_START_DATE_MONTH_YEAR] - [CV_UNIT_END_DATE_MONTH_YEAR] </text:span></text:span><text:span text:style-name="T5"><text:tab/></text:span><text:span text:style-name="Color_20_Caps_20_Expanded"><text:span text:style-name="T13">[CV_UNIT_NAME]</text:span></text:span></text:p>
        <text:list xml:id="list192229726676391" text:continue-numbering="true" text:style-name="LS4">
          <text:list-header>
            <text:p text:style-name="P16">[CV_UNIT_CONTENT]</text:p>
          </text:list-header>
        </text:list>
      </text:section>
      <text:p text:style-name="P19"><text:span text:style-name="T3"/></text:p>
      <text:p text:style-name="P3"/>
      <text:h text:style-name="P12" text:outline-level="1">Skills</text:h>
      <text:p text:style-name="P3"/>
      <text:p text:style-name="P19"/>
      <text:section text:style-name="Sect1" text:name="skills-section">
        <text:p text:style-name="P20"><text:span text:style-name="T5"><text:tab/><text:tab/></text:span><text:span text:style-name="Color_20_Caps_20_Expanded"><text:span text:style-name="T13">[CV_UNIT_NAME]</text:span></text:span></text:p>
        <text:list xml:id="list192228567421941" text:continue-numbering="true" text:style-name="LS4">
          <text:list-header>
            <text:p text:style-name="P16">[CV_UNIT_CONTENT]</text:p>
          </text:list-header>
        </text:list>
      </text:section>
      <text:p text:style-name="P19"><text:span text:style-name="T3"/></text:p>
      <text:p text:style-name="P8"/>
      <text:p text:style-name="Standard"/>
      <text:p text:style-name="Text_20_body"> </text:p>
      <text:p text:style-name="P5">Copyright information - Please read</text:p>
      <text:p text:style-name="P6"/>
      <text:p text:style-name="P6"><text:span text:style-name="T4">© This </text:span><text:a xlink:type="simple" xlink:href="http://www.hloom.com/resumes/" text:style-name="Internet_20_link" text:visited-style-name="Visited_20_Internet_20_Link"><text:span text:style-name="T8">Free Resume Template</text:span></text:a><text:span text:style-name="T2"> </text:span><text:span text:style-name="T4">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7">click here to see how</text:span></text:a><text:span text:style-name="T4">) before sending your resume to potential employers.</text:span></text:p>
      <text:p text:style-name="P6"/>
      <text:p text:style-name="P7"><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9">http://www.hloom.com/resumes/</text:span></text:a><text:span text:style-name="T4">. For any questions relating to the use of this template please email us - </text:span><text:a xlink:type="simple" xlink:href="mailto:info@hloom.com" text:style-name="Internet_20_link" text:visited-style-name="Visited_20_Internet_20_Link"><text:span text:style-name="T7">info@hloom.com</text:span></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HONE] </text:span>| <text:span text:style-name="MT1">[EMAIL]</text:span> </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dc:title>Blue Side OpenOffice Resume</dc:title>
    <meta:creation-date>2017-08-04T17:36:19.25</meta:creation-date>
    <meta:editing-cycles>10</meta:editing-cycles>
    <meta:editing-duration>PT10M2S</meta:editing-duration>
    <dc:subject>hloom.com</dc:subject>
    <meta:initial-creator>hloom.com </meta:initial-creator>
    <dc:date>2021-04-06T19:22:22.750692828</dc:date>
    <meta:document-statistic meta:table-count="0" meta:image-count="0" meta:object-count="0" meta:page-count="2" meta:paragraph-count="19" meta:word-count="133" meta:character-count="972" meta:non-whitespace-character-count="843"/>
  </office:meta>
</office:document-meta>
</file>